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1Q 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3Q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-squared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i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ilo H2D</text:p>
          </table:table-cell>
          <table:table-cell office:value-type="float" office:value="-0.1683" calcext:value-type="float">
            <text:p>-0.1683</text:p>
          </table:table-cell>
          <table:table-cell office:value-type="float" office:value="-0.09053" calcext:value-type="float">
            <text:p>-0.09053</text:p>
          </table:table-cell>
          <table:table-cell office:value-type="float" office:value="-0.03675" calcext:value-type="float">
            <text:p>-0.03675</text:p>
          </table:table-cell>
          <table:table-cell office:value-type="float" office:value="0.03614" calcext:value-type="float">
            <text:p>0.03614</text:p>
          </table:table-cell>
          <table:table-cell office:value-type="float" office:value="0.361" calcext:value-type="float">
            <text:p>0.361</text:p>
          </table:table-cell>
          <table:table-cell office:value-type="float" office:value="0.8991" calcext:value-type="float">
            <text:p>0.8991</text:p>
          </table:table-cell>
          <table:table-cell table:style-name="ce2" office:value-type="float" office:value="0.00002957" calcext:value-type="float">
            <text:p>2.96E-05</text:p>
          </table:table-cell>
          <table:table-cell office:value-type="string" calcext:value-type="string">
            <text:p>lm(kh2d ~log(size)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ilo D2H</text:p>
          </table:table-cell>
          <table:table-cell office:value-type="float" office:value="-0.085764" calcext:value-type="float">
            <text:p>-0.085764</text:p>
          </table:table-cell>
          <table:table-cell office:value-type="float" office:value="-0.039481" calcext:value-type="float">
            <text:p>-0.039481</text:p>
          </table:table-cell>
          <table:table-cell office:value-type="float" office:value="-0.007969" calcext:value-type="float">
            <text:p>-0.007969</text:p>
          </table:table-cell>
          <table:table-cell office:value-type="float" office:value="0.023722" calcext:value-type="float">
            <text:p>0.023722</text:p>
          </table:table-cell>
          <table:table-cell office:value-type="float" office:value="0.15524" calcext:value-type="float">
            <text:p>0.15524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0001445" calcext:value-type="float">
            <text:p>0.0001445</text:p>
          </table:table-cell>
          <table:table-cell office:value-type="string" calcext:value-type="string">
            <text:p>lm(kd2h ~ log(size)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ga H2D</text:p>
          </table:table-cell>
          <table:table-cell table:style-name="ce2" office:value-type="float" office:value="-0.0005483" calcext:value-type="float">
            <text:p>-5.48E-04</text:p>
          </table:table-cell>
          <table:table-cell table:style-name="ce2" office:value-type="float" office:value="-0.0001086" calcext:value-type="float">
            <text:p>-1.09E-04</text:p>
          </table:table-cell>
          <table:table-cell table:style-name="ce2" office:value-type="float" office:value="0.00001367" calcext:value-type="float">
            <text:p>1.37E-05</text:p>
          </table:table-cell>
          <table:table-cell table:style-name="ce2" office:value-type="float" office:value="0.0001732" calcext:value-type="float">
            <text:p>1.73E-04</text:p>
          </table:table-cell>
          <table:table-cell table:style-name="ce2" office:value-type="float" office:value="0.0003897" calcext:value-type="float">
            <text:p>3.90E-04</text:p>
          </table:table-cell>
          <table:table-cell office:value-type="float" office:value="0.948" calcext:value-type="float">
            <text:p>0.948</text:p>
          </table:table-cell>
          <table:table-cell table:style-name="ce2" office:value-type="float" office:value="0.00000204" calcext:value-type="float">
            <text:p>2.04E-06</text:p>
          </table:table-cell>
          <table:table-cell office:value-type="string" calcext:value-type="string">
            <text:p>lm(mh2d ~log(size)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ga D2H</text:p>
          </table:table-cell>
          <table:table-cell table:style-name="ce2" office:value-type="float" office:value="-0.00001112" calcext:value-type="float">
            <text:p>-1.11E-05</text:p>
          </table:table-cell>
          <table:table-cell table:style-name="ce2" office:value-type="float" office:value="-0.000005776" calcext:value-type="float">
            <text:p>-5.78E-06</text:p>
          </table:table-cell>
          <table:table-cell table:style-name="ce2" office:value-type="float" office:value="-0.000002066" calcext:value-type="float">
            <text:p>-2.07E-06</text:p>
          </table:table-cell>
          <table:table-cell table:style-name="ce2" office:value-type="float" office:value="0.000003385" calcext:value-type="float">
            <text:p>3.39E-06</text:p>
          </table:table-cell>
          <table:table-cell table:style-name="ce2" office:value-type="float" office:value="0.00002131" calcext:value-type="float">
            <text:p>2.13E-05</text:p>
          </table:table-cell>
          <table:table-cell office:value-type="float" office:value="0.961" calcext:value-type="float">
            <text:p>0.961</text:p>
          </table:table-cell>
          <table:table-cell table:style-name="ce2" office:value-type="float" office:value="0.000000643" calcext:value-type="float">
            <text:p>6.43E-07</text:p>
          </table:table-cell>
          <table:table-cell office:value-type="string" calcext:value-type="string">
            <text:p>lm(md2h ~ log(size))</text:p>
          </table:table-cell>
          <table:table-cell table:number-columns-repeated="101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23:35:13.434000000</meta:creation-date>
    <dc:date>2019-04-25T23:57:17.152000000</dc:date>
    <meta:editing-duration>PT11M44S</meta:editing-duration>
    <meta:editing-cycles>1</meta:editing-cycles>
    <meta:document-statistic meta:table-count="1" meta:cell-count="45" meta:object-count="0"/>
    <meta:generator>LibreOffice/6.1.2.1$Windows_X86_64 LibreOffice_project/65905a128db06ba48db947242809d14d3f9a93fe</meta:generator>
  </office:meta>
</office:document-meta>
</file>